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umbering_20_1" style:list-style-name="Numbering_20_1"/>
    <style:style style:name="P3" style:family="paragraph" style:parent-style-name="List_20_1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date>2018-07-22T21:48:32.186000000</dc:date>
    <dc:creator>José de Mattos Neto</dc:creator>
    <meta:editing-duration>PT2M2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1"/>
    <meta:generator>LibreOffice/6.0.5.2$Windows_X86_64 LibreOffice_project/54c8cbb85f300ac59db32fe8a675ff7683cd5a16</meta:generator>
  </office:meta>
</office:document-meta>
</file>